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QuantiteMax</text:p>
          </table:table-cell>
          <table:table-cell office:value-type="string" table:style-name="ce1">
            <text:p>Block/Craft</text:p>
          </table:table-cell>
          <table:table-cell office:value-type="string" table:style-name="ce1">
            <text:p>IDBlock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Vi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em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rr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er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F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harbo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C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ois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ierr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P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dium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R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abl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S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echet</text:p>
          </table:table-cell>
          <table:table-cell table:style-name="ce1"/>
          <table:table-cell office:value-type="string" table:style-name="ce1">
            <text:p>Block</text:p>
          </table:table-cell>
          <table:table-cell office:value-type="string" table:style-name="ce1">
            <text:p>D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idonRadioactif</text:p>
          </table:table-cell>
          <table:table-cell table:style-name="ce1"/>
          <table:table-cell office:value-type="string" table:style-name="ce1">
            <text:p>Block</text:p>
          </table:table-cell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LingotFer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raft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ancePier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aft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ioc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aft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ac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aft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off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ock</text:p>
          </table:table-cell>
          <table:table-cell table:number-columns-repeated="1638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l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raft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rreMet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aft</text:p>
          </table:table-cell>
          <table:table-cell table:number-columns-repeated="1638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Bedrock</text:p>
          </table:table-cell>
          <table:table-cell table:style-name="ce1"/>
          <table:table-cell office:value-type="string" table:style-name="ce1">
            <text:p>Block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aul</dc:creator>
    <meta:creation-date>2019-05-28T17:18:16Z</meta:creation-date>
    <dc:date>2019-06-13T22:39:48Z</dc:date>
    <meta:editing-cycles>7</meta:editing-cycles>
    <meta:editing-duration>PT7401S</meta:editing-duration>
  </office:meta>
</office:document-meta>
</file>